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1af3ce" officeooo:paragraph-rsid="001af3ce"/>
    </style:style>
    <style:style style:name="P2" style:family="paragraph" style:parent-style-name="Standard">
      <style:text-properties officeooo:rsid="001af3ce" officeooo:paragraph-rsid="001f2f64"/>
    </style:style>
    <style:style style:name="P3" style:family="paragraph" style:parent-style-name="Standard">
      <style:text-properties officeooo:rsid="0020b4ce" officeooo:paragraph-rsid="0020b4ce"/>
    </style:style>
    <style:style style:name="P4" style:family="paragraph" style:parent-style-name="Standard">
      <style:text-properties officeooo:rsid="0020b4ce" officeooo:paragraph-rsid="00255d5b"/>
    </style:style>
    <style:style style:name="P5" style:family="paragraph" style:parent-style-name="Standard">
      <style:text-properties officeooo:rsid="0022acb6" officeooo:paragraph-rsid="0022acb6"/>
    </style:style>
    <style:style style:name="P6" style:family="paragraph" style:parent-style-name="Standard">
      <style:text-properties officeooo:rsid="00233c98" officeooo:paragraph-rsid="00233c98"/>
    </style:style>
    <style:style style:name="P7" style:family="paragraph" style:parent-style-name="Standard">
      <style:text-properties officeooo:rsid="001f2f64" officeooo:paragraph-rsid="001f2f64"/>
    </style:style>
    <style:style style:name="P8" style:family="paragraph" style:parent-style-name="Standard">
      <style:text-properties officeooo:rsid="00255d5b" officeooo:paragraph-rsid="00255d5b"/>
    </style:style>
    <style:style style:name="P9" style:family="paragraph" style:parent-style-name="Standard">
      <style:text-properties officeooo:rsid="0020b4ce" officeooo:paragraph-rsid="002663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049" style:font-weight-asian="bold" style:font-weight-complex="bold"/>
    </style:style>
    <style:style style:name="T3" style:family="text">
      <style:text-properties fo:font-weight="bold" officeooo:rsid="002663d4" style:font-weight-asian="bold" style:font-weight-complex="bold"/>
    </style:style>
    <style:style style:name="T4" style:family="text">
      <style:text-properties fo:font-size="14pt" fo:font-weight="bold" officeooo:rsid="001af3ce" style:font-size-asian="14pt" style:font-weight-asian="bold" style:font-size-complex="14pt" style:font-weight-complex="bold"/>
    </style:style>
    <style:style style:name="T5" style:family="text">
      <style:text-properties officeooo:rsid="001c4db7"/>
    </style:style>
    <style:style style:name="T6" style:family="text">
      <style:text-properties officeooo:rsid="001da4a0"/>
    </style:style>
    <style:style style:name="T7" style:family="text">
      <style:text-properties officeooo:rsid="001f2f64"/>
    </style:style>
    <style:style style:name="T8" style:family="text">
      <style:text-properties officeooo:rsid="0022acb6"/>
    </style:style>
    <style:style style:name="T9" style:family="text">
      <style:text-properties officeooo:rsid="00250049"/>
    </style:style>
    <style:style style:name="T10" style:family="text">
      <style:text-properties officeooo:rsid="00255d5b"/>
    </style:style>
    <style:style style:name="T11" style:family="text">
      <style:text-properties officeooo:rsid="002663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2">S</text:span><text:span text:style-name="T4">zerződés</text:span></text:p>
      <text:p text:style-name="Standard"/>
      <text:p text:style-name="P1">amely létr<text:span text:style-name="T9">e</text:span>jött</text:p>
      <text:p text:style-name="P1"/>
      <text:p text:style-name="P1">egyrészről <text:s/><text:span text:style-name="T9">a </text:span><text:span text:style-name="T2">„</text:span><text:span text:style-name="T3">Drávamenti ÁFÉSZ</text:span><text:span text:style-name="T2">” </text:span><text:span text:style-name="T3">Általános Értékesítő Szövetkezet</text:span><text:span text:style-name="T2"> </text:span></text:p>
      <text:p text:style-name="P1">adószáma: <text:span text:style-name="T11">10037380</text:span></text:p>
      <text:p text:style-name="P1">címe:: <text:span text:style-name="T11">79</text:span><text:span text:style-name="T9">60 </text:span><text:span text:style-name="T11">Sellye</text:span><text:span text:style-name="T9">, </text:span><text:span text:style-name="T11">Mátyás király </text:span><text:span text:style-name="T9">utca </text:span><text:span text:style-name="T11">72</text:span><text:span text:style-name="T9">.</text:span></text:p>
      <text:p text:style-name="P1">cégjegyzékszáma: </text:p>
      <text:p text:style-name="P1">a továbbiakban mint <text:span text:style-name="T1">Megrendelő</text:span></text:p>
      <text:p text:style-name="P1"/>
      <text:p text:style-name="P1">másrészről a <text:span text:style-name="T1">P2-B.RS.S Számítástechnikai Kft</text:span></text:p>
      <text:p text:style-name="P1">adószáma: <text:span text:style-name="T7">26695912-2-43</text:span></text:p>
      <text:p text:style-name="P1">címe: <text:span text:style-name="T7">1121 Budapest, Adorján út 10/a</text:span></text:p>
      <text:p text:style-name="P1">cégjegyzé<text:span text:style-name="T6">k</text:span>száma: <text:span text:style-name="T7">01-09-339742</text:span></text:p>
      <text:p text:style-name="P1">a továbbiakban mint <text:span text:style-name="T1">Vállalkozó</text:span></text:p>
      <text:p text:style-name="P1"/>
      <text:p text:style-name="P1">között alulírott napon és helyen az alábbiak szerint.</text:p>
      <text:p text:style-name="P1"/>
      <text:p text:style-name="P1">1. Ezen szerződés tárgy<text:span text:style-name="T5">a:</text:span></text:p>
      <text:p text:style-name="P3">1.1 <text:span text:style-name="T9">Vállalkozó által Megrendelőnél telepített Komplex Ügyviteli Programrendszer</text:span></text:p>
      <text:p text:style-name="P1">- <text:span text:style-name="T7">karbantartás</text:span><text:span text:style-name="T9">a</text:span><text:span text:style-name="T7">,</text:span></text:p>
      <text:p text:style-name="P1">- <text:span text:style-name="T7">frissítés</text:span><text:span text:style-name="T9">e</text:span><text:span text:style-name="T7">,</text:span></text:p>
      <text:p text:style-name="P1">- <text:span text:style-name="T7">javítás</text:span><text:span text:style-name="T9">a</text:span><text:span text:style-name="T7">,</text:span></text:p>
      <text:p text:style-name="P2">- <text:span text:style-name="T7">szaktanácsadás (telefonos, online, helyszíni),</text:span></text:p>
      <text:p text:style-name="P7"/>
      <text:p text:style-name="P3">1.2 Jelen szerződés nem terjed ki:</text:p>
      <text:p text:style-name="P3">- gondatlan kezelésből, helytelen üzemeltetésből, elemi kárból, illetéktelen személy beavatkozásából történő hiba, kár esetére</text:p>
      <text:p text:style-name="P4">- <text:span text:style-name="T9">a hardver eszközök meghibásodásából </text:span><text:span text:style-name="T10">eredő hibaelhárításra illetve</text:span></text:p>
      <text:p text:style-name="P4"><text:span text:style-name="T10">- a rendszer szoftver karbantartására. <text:s/></text:span><text:s/></text:p>
      <text:p text:style-name="P3"/>
      <text:p text:style-name="P3">2. A szerződés hatály<text:span text:style-name="T11">a</text:span> és a szolgáltatás díjazása:</text:p>
      <text:p text:style-name="P9">2.1 A szerződő felek jelen szerződést határoz<text:span text:style-name="T11">ott </text:span>időre:</text:p>
      <text:p text:style-name="P9"><text:span text:style-name="T11">2022. január 1-től <text:s/>- <text:s/></text:span><text:span text:style-name="T10">2</text:span><text:span text:style-name="T11">022</text:span><text:span text:style-name="T10">. </text:span><text:span text:style-name="T11">december </text:span><text:span text:style-name="T10">31-ig</text:span> kötik.</text:p>
      <text:p text:style-name="P3"/>
      <text:p text:style-name="P3">2.2 Az <text:span text:style-name="T10">átalány</text:span>díj mértéke xxxx Ft /<text:span text:style-name="T11">félév </text:span>+ áfa</text:p>
      <text:p text:style-name="P8">azaz …...</text:p>
      <text:p text:style-name="P3"/>
      <text:p text:style-name="P3">2.3 A díj <text:span text:style-name="T8">fizetése Megrendelő részéről </text:span>esedékes a <text:span text:style-name="T10">2022. </text:span><text:span text:style-name="T11">minden fél</text:span>év első munkanapján a Vállalkozó által kiállított számla alapján.</text:p>
      <text:p text:style-name="P3"><text:s text:c="2"/></text:p>
      <text:p text:style-name="P3"/>
      <text:p text:style-name="P5">3. Általános rendelkezése<text:span text:style-name="T10">k</text:span></text:p>
      <text:p text:style-name="P5">3.1 Jelen szerződésre Magyarország joga az irányadó.</text:p>
      <text:p text:style-name="P5"/>
      <text:p text:style-name="P5">3.2 Amennyiben szerződő felek nem tudnak megállapodni a vitás kérdésekben, a jelen szerződésből eredő jogviták eldöntésére kikötik a Pesti Központi Kerületi Bíróság illetve a Fővárosi Bíróság kizárólagos illetékességét.</text:p>
      <text:p text:style-name="P5"/>
      <text:p text:style-name="P5"><text:soft-page-break/>3.3 A jelen szerződésben nem szabályozott kérdésekben a magyar Polgári Törvénykönyv illetve más irányadó jogszabályok rendelkezéseit kell alkalmazni.</text:p>
      <text:p text:style-name="P5"/>
      <text:p text:style-name="P6">Jelen szerződést a felek, mint ügyleti akaratukkal mindenben megegyezőt cégszerű aláírásukkal magukra nézve kötelezőnek ismerik el.</text:p>
      <text:p text:style-name="P6"/>
      <text:p text:style-name="P6"><text:span text:style-name="T11">Sellye</text:span>, 202<text:span text:style-name="T10">1</text:span>. <text:span text:style-name="T10">szeptember 08.</text:span>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………………………………………………<text:tab/><text:tab/>…………………………………………….</text:p>
      <text:p text:style-name="P6"><text:tab/><text:tab/>Megrendelő<text:tab/><text:tab/><text:tab/><text:tab/><text:tab/><text:tab/><text:tab/>Vállalkozó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3T05:17:49.570293207</meta:creation-date>
    <dc:date>2021-09-08T13:04:08.586849993</dc:date>
    <meta:editing-duration>PT26M32S</meta:editing-duration>
    <meta:editing-cycles>5</meta:editing-cycles>
    <meta:generator>LibreOffice/7.2.0.4$Linux_X86_64 LibreOffice_project/20$Build-4</meta:generator>
    <meta:document-statistic meta:table-count="0" meta:image-count="0" meta:object-count="0" meta:page-count="2" meta:paragraph-count="38" meta:word-count="241" meta:character-count="1895" meta:non-whitespace-character-count="1664"/>
  </office:meta>
</office:document-meta>
</file>